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80" draw:fill-gradient-name="Gradient_20_1" draw:opacity="100%" draw:opacity-name="Transparency_20_1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0000" draw:opacity-name="Transparency_20_1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opacity-name="Transparency_20_1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5.1cm" svg:height="2.7cm" svg:x="1.5cm" svg:y="9.6cm">
          <text:p text:style-name="P1">Call</text:p>
          <text:p text:style-name="P1">Qualification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8.2cm" svg:height="2.1cm" svg:x="6.9cm" svg:y="10cm">
          <text:p text:style-name="P1">Waiting Ro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4.6cm" svg:x="15.3cm" svg:y="8.7cm">
          <text:p text:style-name="P1">Skilled</text:p>
          <text:p text:style-name="P1">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1" draw:display-name="Transparency 1" draw:style="linear" draw:start="50%" draw:end="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ylebleu </meta:initial-creator>
    <meta:creation-date>2012-03-29T15:16:32</meta:creation-date>
    <dc:date>2012-03-29T15:21:31</dc:date>
    <dc:creator>jylebleu </dc:creator>
    <meta:editing-duration>PT5M</meta:editing-duration>
    <meta:editing-cycles>1</meta:editing-cycles>
    <meta:document-statistic meta:object-count="3"/>
    <meta:generator>LibreOffice/3.4$Linux LibreOffice_project/340m1$Build-402</meta:generator>
  </office:meta>
</office:document-meta>
</file>